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F00000076E5F0BD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9285in" style:rel-column-width="27704*"/>
    </style:style>
    <style:style style:name="Table1.B" style:family="table-column">
      <style:table-column-properties style:column-width="3.9986in" style:rel-column-width="37831*"/>
    </style:style>
    <style:style style:name="Table1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#e6e6ff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55" style:family="paragraph" style:parent-style-name="Text_20_body" style:list-style-name="L3"/>
    <style:style style:name="P56" style:family="paragraph" style:parent-style-name="Text_20_body" style:list-style-name="L3"/>
    <style:style style:name="P57" style:family="paragraph" style:parent-style-name="Text_20_body" style:list-style-name="L3"/>
    <style:style style:name="T1" style:family="text">
      <style:text-properties fo:color="#000000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3f5fbf"/>
    </style:style>
    <style:style style:name="T4" style:family="text">
      <style:text-properties fo:color="#7f9fbf" fo:font-weight="bold" style:font-weight-asian="bold" style:font-weight-complex="bold"/>
    </style:style>
    <style:style style:name="T5" style:family="text">
      <style:text-properties fo:color="#0000c0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Spécifications fonctionnelles et techniques</text:p>
      <text:p text:style-name="Subtitle">Outil de conversion de texte structuré vers XML</text:p>
      <text:p text:style-name="Standard"/>
      <text:p text:style-name="Standard"/>
      <text:p text:style-name="Standard"/>
      <text:p text:style-name="Standard"/>
      <text:p text:style-name="Standard"/>
      <text:p text:style-name="P2">Version : 1.0</text:p>
      <text:p text:style-name="P2"/>
      <text:p text:style-name="P2"><text:a xlink:type="simple" xlink:href="http://www.miliconvert.org/">www.miliconvert.org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Heading">Version</text:p>
          </table:table-cell>
          <table:table-cell table:style-name="Table2.A1" office:value-type="string">
            <text:p text:style-name="Table_20_Heading">Objet</text:p>
          </table:table-cell>
          <table:table-cell table:style-name="Table2.A1" office:value-type="string">
            <text:p text:style-name="Table_20_Heading">Par</text:p>
          </table:table-cell>
          <table:table-cell table:style-name="Table2.D1" office:value-type="string">
            <text:p text:style-name="Table_20_Heading">Le</text:p>
          </table:table-cell>
        </table:table-row>
        <table:table-row>
          <table:table-cell table:style-name="Table2.A2" office:value-type="string">
            <text:p text:style-name="Table_20_Contents">1.0</text:p>
          </table:table-cell>
          <table:table-cell table:style-name="Table2.A2" office:value-type="string">
            <text:p text:style-name="Table_20_Contents">Version finale</text:p>
          </table:table-cell>
          <table:table-cell table:style-name="Table2.A2" office:value-type="string">
            <text:p text:style-name="Table_20_Contents">Thomas Cataldo</text:p>
          </table:table-cell>
          <table:table-cell table:style-name="Table2.D2" office:value-type="string">
            <text:p text:style-name="Table_20_Contents">23/04/2007</text:p>
          </table:table-cell>
        </table:table-row>
        <table:table-row>
          <table:table-cell table:style-name="Table2.A2" office:value-type="string">
            <text:p text:style-name="Table_20_Contents">0.1</text:p>
          </table:table-cell>
          <table:table-cell table:style-name="Table2.A2" office:value-type="string">
            <text:p text:style-name="Table_20_Contents">Plan détaillé</text:p>
          </table:table-cell>
          <table:table-cell table:style-name="Table2.A2" office:value-type="string">
            <text:p text:style-name="Table_20_Contents">Thomas Cataldo</text:p>
          </table:table-cell>
          <table:table-cell table:style-name="Table2.D2" office:value-type="string">
            <text:p text:style-name="Table_20_Contents">20/04/2007</text:p>
          </table:table-cell>
        </table:table-row>
      </table:table>
      <text:p text:style-name="Standard"/>
      <text:p text:style-name="Standard"/>
      <text:p text:style-name="P4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52">1 <text:s text:c="2"/>Introduction<text:tab/>4</text:p>
          <text:p text:style-name="P51">1.1 <text:s text:c="2"/>Contexte<text:tab/>4</text:p>
          <text:p text:style-name="P51">1.2 <text:s text:c="2"/>Glossaire<text:tab/>4</text:p>
          <text:p text:style-name="P51">1.3 <text:s text:c="2"/>Documents de références<text:tab/>4</text:p>
          <text:p text:style-name="P52">2 <text:s text:c="2"/>Spécifications fonctionnelles<text:tab/>5</text:p>
          <text:p text:style-name="P51">2.1 <text:s text:c="2"/>Aperçu du logiciel<text:tab/>5</text:p>
          <text:p text:style-name="P51">2.2 <text:s text:c="2"/>Cas d'utilisations<text:tab/>5</text:p>
          <text:p text:style-name="P53">2.2.1 <text:s text:c="2"/>Transformer un texte structuré en document XML<text:tab/>5</text:p>
          <text:p text:style-name="P54">2.2.1.1 <text:s text:c="2"/>Exemple<text:tab/>5</text:p>
          <text:p text:style-name="P53">2.2.2 <text:s text:c="2"/>Transformer un document XML en texte structuré<text:tab/>6</text:p>
          <text:p text:style-name="P54">2.2.2.1 <text:s text:c="2"/>Exemple<text:tab/>6</text:p>
          <text:p text:style-name="P53">2.2.3 <text:s text:c="2"/>Ajouter un nouveau type de transformation<text:tab/>6</text:p>
          <text:p text:style-name="P51">2.3 <text:s text:c="2"/>Couplage avec XSMT<text:tab/>6</text:p>
          <text:p text:style-name="P53">2.3.1 <text:s text:c="2"/>Exemple<text:tab/>6</text:p>
          <text:p text:style-name="P52">3 <text:s text:c="2"/>Spécifications techniques<text:tab/>8</text:p>
          <text:p text:style-name="P51">3.1 <text:s text:c="2"/>Généralités<text:tab/>8</text:p>
          <text:p text:style-name="P51">3.2 <text:s text:c="2"/>Interfaces de programmation<text:tab/>8</text:p>
          <text:p text:style-name="P53">3.2.1 <text:s text:c="2"/>ITransformerFactory<text:tab/>8</text:p>
          <text:p text:style-name="P53">3.2.2 <text:s text:c="2"/>ITransformerDescriptor<text:tab/>9</text:p>
          <text:p text:style-name="P53">3.2.3 <text:s text:c="2"/>ITransformer<text:tab/>9</text:p>
          <text:p text:style-name="P51">3.3 <text:s text:c="2"/>Prise en charge de nouveau formats<text:tab/>10</text:p>
        </text:index-body>
      </text:table-of-content>
      <text:p text:style-name="Standard"/>
      <text:h text:style-name="Heading_20_1" text:outline-level="1">Introduction</text:h>
      <text:h text:style-name="Heading_20_2" text:outline-level="2">Contexte</text:h>
      <text:p text:style-name="Standard">La transformation d'un message texte en XML est un élément majeur d'une chaîne de formatage/déformatage texte vers xml, xml vers xml et xml vers texte.</text:p>
      <text:p text:style-name="Standard"/>
      <text:p text:style-name="Standard">txt2xml traite la partie texte vers XML et xml vers texte. Les conversions XML vers XML sont gérées par XSMT (voir [DR1])</text:p>
      <text:p text:style-name="Standard"/>
      <text:p text:style-name="Standard">txt2xml est un sous-projet de MiliConvert <text:a xlink:type="simple" xlink:href="http://miliconvert.org/">http://miliconvert.org</text:a>.</text:p>
      <text:h text:style-name="Heading_20_2" text:outline-level="2">Glossair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Acronyme</text:p>
          </table:table-cell>
          <table:table-cell table:style-name="Table1.B1" office:value-type="string">
            <text:p text:style-name="Table_20_Heading">Signification</text:p>
          </table:table-cell>
        </table:table-row>
        <table:table-row>
          <table:table-cell table:style-name="Table1.A2" office:value-type="string">
            <text:p text:style-name="Table_20_Contents">xsmt</text:p>
          </table:table-cell>
          <table:table-cell table:style-name="Table1.B2" office:value-type="string">
            <text:p text:style-name="Table_20_Contents">xml schema mapping tool, outil de mapping schéma xml. Acronyme utilisé pour désigner le sous-projet mapping xml de MiliConvert.</text:p>
          </table:table-cell>
        </table:table-row>
        <table:table-row>
          <table:table-cell table:style-name="Table1.A2" office:value-type="string">
            <text:p text:style-name="Table_20_Contents">equinox</text:p>
          </table:table-cell>
          <table:table-cell table:style-name="Table1.B2" office:value-type="string">
            <text:p text:style-name="Table_20_Contents">Implémentation de osgi, interfaces dédiés à l'implémentation d'applications modulaires. Equinox est le coeur du système de plug-in de eclipse</text:p>
          </table:table-cell>
        </table:table-row>
      </table:table>
      <text:p text:style-name="Standard"/>
      <text:h text:style-name="Heading_20_2" text:outline-level="2">Documents de références</text:h>
      <text:p text:style-name="Standard">Le tableau ci-dessous présente les documents référencés par ce document.</text:p>
      <text:p text:style-name="Standard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Heading">Identifiant</text:p>
          </table:table-cell>
          <table:table-cell table:style-name="Table5.A1" office:value-type="string">
            <text:p text:style-name="Table_20_Heading">Fichier</text:p>
          </table:table-cell>
          <table:table-cell table:style-name="Table5.C1" office:value-type="string">
            <text:p text:style-name="Table_20_Heading">Description</text:p>
          </table:table-cell>
        </table:table-row>
        <table:table-row>
          <table:table-cell table:style-name="Table5.A2" office:value-type="string">
            <text:p text:style-name="Table_20_Contents">[DR1]</text:p>
          </table:table-cell>
          <table:table-cell table:style-name="Table5.A2" office:value-type="string">
            <text:p text:style-name="Table_20_Contents">xsmt-docs/specs/xsmt-specs.odt</text:p>
          </table:table-cell>
          <table:table-cell table:style-name="Table5.C2" office:value-type="string">
            <text:p text:style-name="Table_20_Contents">Spécifications XSMT pour les transformations XML vers XML</text:p>
          </table:table-cell>
        </table:table-row>
      </table:table>
      <text:p text:style-name="Standard"/>
      <text:h text:style-name="Heading_20_1" text:outline-level="1">Spécifications fonctionnelles</text:h>
      <text:h text:style-name="Heading_20_2" text:outline-level="2">Aperçu du logiciel</text:h>
      <text:p text:style-name="Standard">txt2xml est un logiciel ligne de commande (sans interface graphique).</text:p>
      <text:p text:style-name="Standard"/>
      <text:p text:style-name="Standard">Il comprend 2 scripts principaux :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Script</text:p>
          </table:table-cell>
          <table:table-cell table:style-name="Table3.B1" office:value-type="string">
            <text:p text:style-name="Table_20_Heading">Description</text:p>
          </table:table-cell>
        </table:table-row>
        <table:table-row>
          <table:table-cell table:style-name="Table3.A2" office:value-type="string">
            <text:p text:style-name="Table_20_Contents">txt2xml</text:p>
          </table:table-cell>
          <table:table-cell table:style-name="Table3.B2" office:value-type="string">
            <text:p text:style-name="Table_20_Contents">Permet de lancer une transformation texte vers XML</text:p>
          </table:table-cell>
        </table:table-row>
        <table:table-row>
          <table:table-cell table:style-name="Table3.A2" office:value-type="string">
            <text:p text:style-name="Table_20_Contents">xml2txt</text:p>
          </table:table-cell>
          <table:table-cell table:style-name="Table3.B2" office:value-type="string">
            <text:p text:style-name="Table_20_Contents">Permet de lancer une transformation XML vers texte</text:p>
          </table:table-cell>
        </table:table-row>
      </table:table>
      <text:p text:style-name="Standard"/>
      <text:p text:style-name="Standard">Ces scripts sont appelés en précisant </text:p>
      <text:list text:style-name="L1">
        <text:list-item>
          <text:p text:style-name="P7">le type de transformations (format a vers format b);</text:p>
        </text:list-item>
        <text:list-item>
          <text:p text:style-name="P7">le fichier d'entrée à transformer;</text:p>
        </text:list-item>
        <text:list-item>
          <text:p text:style-name="P7">le fichier résultat à créer.</text:p>
        </text:list-item>
      </text:list>
      <text:p text:style-name="Standard"/>
      <text:h text:style-name="Heading_20_2" text:outline-level="2">Cas d'utilisations</text:h>
      <text:p text:style-name="Standard"/>
      <text:h text:style-name="Heading_20_3" text:outline-level="3">Transformer un texte structuré en document XML</text:h>
      <text:p text:style-name="Standard">Pour transfomer un texte structuré en document XML, l'utilisateur doit préciser :</text:p>
      <text:list text:style-name="L2">
        <text:list-item>
          <text:p text:style-name="P10">un format d'entrée indiquant le type de message structuré</text:p>
        </text:list-item>
        <text:list-item>
          <text:p text:style-name="P10">un format de sortie XML</text:p>
        </text:list-item>
      </text:list>
      <text:p text:style-name="Standard"/>
      <text:p text:style-name="Standard">Chaque transformation sera nommé par un nom unique rappelant le nom du format d'entrée et celui de sortie.</text:p>
      <text:h text:style-name="Heading_20_4" text:outline-level="4">Exemple</text:h>
      <text:p text:style-name="Standard">L'utilisateur souhaite transformer un format structuré nommé « footxt » en un format XML « barxml » conforme au schéma XML bar.xsd.</text:p>
      <text:p text:style-name="Standard">Cette transformation nécessite un transformateur nommé (arbitrairement) « footxt2barxml ». </text:p>
      <text:p text:style-name="P3"/>
      <text:p text:style-name="P3">Remarque : Ce transformateur sera programmé par l'utilisateur si il n'est pas livré avec txt2xml.</text:p>
      <text:p text:style-name="Standard"/>
      <text:p text:style-name="Standard">La transformation sera lancée à l'aide d'un script d'un manière similaire à l'exemple ci dessous :</text:p>
      <text:p text:style-name="Standard"/>
      <text:p text:style-name="Code_20_Block">./txt2xml.sh footxt2barxml input/message.foo output/message_bar.xml</text:p>
      <text:p text:style-name="Standard"/>
      <text:h text:style-name="Heading_20_3" text:outline-level="3">Transformer un document XML en texte structuré</text:h>
      <text:p text:style-name="Standard">Le fonctionnement XML vers texte est symétrique à la transformation texte vers XML.</text:p>
      <text:p text:style-name="Standard"/>
      <text:h text:style-name="Heading_20_4" text:outline-level="4">Exemple</text:h>
      <text:p text:style-name="Standard">La transformation du format « barxml » vers « footxt » s'effectue avec la commande suivante :</text:p>
      <text:p text:style-name="Standard"/>
      <text:p text:style-name="Code_20_Block">./xml2txt.sh barxml2footxt input/message_bar.xml output/message.foo</text:p>
      <text:p text:style-name="Standard"/>
      <text:h text:style-name="Heading_20_3" text:outline-level="3">Ajouter un nouveau type de transformation</text:h>
      <text:p text:style-name="Standard"/>
      <text:p text:style-name="Standard">L'utilisateur peut ajouter de nouveaux type de transformations sans recompilation du logiciel, par un mécanisme de plug-in.</text:p>
      <text:p text:style-name="Standard"/>
      <text:h text:style-name="Heading_20_2" text:outline-level="2">Couplage avec XSMT</text:h>
      <text:p text:style-name="Text_20_body">Le couplage avec XSMT (voir [DR1]) se fait à l'aide de script shell (ou .bat sur win32). Ces scripts utilisent successivement txt2xml.sh, l'interface ligne de commande de xsmt, puis xml2txt.sh.</text:p>
      <text:h text:style-name="Heading_20_3" text:outline-level="3">Exemple</text:h>
      <text:p text:style-name="Code_20_Block">#!/bin/sh</text:p>
      <text:p text:style-name="Code_20_Block">for fooinput in /tmp/foo_txt/*.foo; do</text:p>
      <text:p text:style-name="Code_20_Block"><text:s text:c="4"/>fooout=/tmp/foo_xml/`basename ${fooinput}`.xml</text:p>
      <text:p text:style-name="Code_20_Block"><text:s text:c="4"/>./txt2xml.sh footxt2fooxml ${fooinput} ${fooout}</text:p>
      <text:p text:style-name="Code_20_Block">done</text:p>
      <text:p text:style-name="Code_20_Block">./xsmt.sh foo2bar.xsmt /tmp/bar_xml/ /tmp/foo_xml/*.xml</text:p>
      <text:p text:style-name="Code_20_Block">for barinput in /tmp/bar_xml/*.xml; do</text:p>
      <text:p text:style-name="Code_20_Block"><text:s text:c="4"/>barout=/tmp/bar_txt/`basename ${barinput}`.bar</text:p>
      <text:p text:style-name="Code_20_Block"><text:s text:c="4"/>./xml2txt.sh barxml2bartxt ${fooinput} ${fooout}</text:p>
      <text:p text:style-name="Code_20_Block">done</text:p>
      <text:p text:style-name="Text_20_body"/>
      <text:p text:style-name="Text_20_body">Le déroulement de ce script est le suivant :</text:p>
      <text:list text:style-name="L3">
        <text:list-item>
          <text:p text:style-name="P55">conversion du format texte « foo » au format xml « foo » de tous les fichiers « .foo » du répertoire /tmp/foo_txt. Les fichiers sont enregistrés dans le répertoire /tmp/foo_xml avec l'extension .xml rajoutée au nom initial</text:p>
        </text:list-item>
        <text:list-item>
          <text:p text:style-name="P55">utilisation de xsmt pour convertir ces fichiers xml d'un format conforme à foo.xsd vers un format conforme à bar.xsd</text:p>
        </text:list-item>
        <text:list-item>
          <text:p text:style-name="P55">conversion des fichiers xml produits par xsmt à l'aide de xml2txt.sh pour les remettre en format texte structuré « bar »</text:p>
        </text:list-item>
      </text:list>
      <text:p text:style-name="Text_20_body"/>
      <text:h text:style-name="Heading_20_1" text:outline-level="1">Spécifications techniques</text:h>
      <text:h text:style-name="Heading_20_2" text:outline-level="2">Généralités</text:h>
      <text:p text:style-name="Standard">txt2xml est un logiciel en Java basé sur la plateforme eclipse, et plus spécialement equinox.</text:p>
      <text:p text:style-name="Standard"/>
      <text:p text:style-name="Standard">L'utilisation de equinox permet l'utilisation de plug-in eclipse et des extensions points pour étendre le logiciel sans recompilation.</text:p>
      <text:p text:style-name="Standard"/>
      <text:p text:style-name="Standard">Le logiciel déclare un point d'extension afin d'ajouter la prise en charge de nouveaux formats sans nécessiter le déploiement d'une nouvelle version.</text:p>
      <text:p text:style-name="Standard"/>
      <text:h text:style-name="Heading_20_2" text:outline-level="2">Interfaces de programmation</text:h>
      <text:p text:style-name="Standard">Les interfaces visibles de l'utilisateur sont :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Interface</text:p>
          </table:table-cell>
          <table:table-cell table:style-name="Table4.B1" office:value-type="string">
            <text:p text:style-name="Table_20_Contents">Description</text:p>
          </table:table-cell>
        </table:table-row>
        <table:table-row>
          <table:table-cell table:style-name="Table4.A2" office:value-type="string">
            <text:p text:style-name="Table_20_Contents">ITransformerFactory</text:p>
          </table:table-cell>
          <table:table-cell table:style-name="Table4.B2" office:value-type="string">
            <text:p text:style-name="Table_20_Contents">Interface utilisée pour ajouter une liste de transformateurs à txt2xml</text:p>
          </table:table-cell>
        </table:table-row>
        <table:table-row>
          <table:table-cell table:style-name="Table4.A2" office:value-type="string">
            <text:p text:style-name="Table_20_Contents">ITransformerDescriptor</text:p>
          </table:table-cell>
          <table:table-cell table:style-name="Table4.B2" office:value-type="string">
            <text:p text:style-name="Table_20_Contents">Interface permettant de créer à la demande des instances d'un transformateur donné</text:p>
          </table:table-cell>
        </table:table-row>
        <table:table-row>
          <table:table-cell table:style-name="Table4.A2" office:value-type="string">
            <text:p text:style-name="Table_20_Contents">ITransformer</text:p>
          </table:table-cell>
          <table:table-cell table:style-name="Table4.B2" office:value-type="string">
            <text:p text:style-name="Table_20_Contents">Interface représentant un tranformateur. Un transformateur effectue soit une conversion texte vers xml, soit une conversion xml vers texte.</text:p>
          </table:table-cell>
        </table:table-row>
      </table:table>
      <text:p text:style-name="Standard"/>
      <text:p text:style-name="Standard">Les paragraphes suivants présentent ces API de manière détaillée</text:p>
      <text:p text:style-name="Standard"/>
      <text:h text:style-name="Heading_20_3" text:outline-level="3">ITransformerFactory</text:h>
      <text:p text:style-name="P5"><text:span text:style-name="T2">package</text:span><text:span text:style-name="T1"> org.miliconvert.txt2xml.transform;</text:span></text:p>
      <text:p text:style-name="P5"/>
      <text:p text:style-name="P5"><text:span text:style-name="T2">import</text:span><text:span text:style-name="T1"> java.util.Collection;</text:span></text:p>
      <text:p text:style-name="P5"/>
      <text:p text:style-name="P5"><text:span text:style-name="T2">public</text:span><text:span text:style-name="T1"> </text:span><text:span text:style-name="T2">interface</text:span><text:span text:style-name="T1"> ITransformerFactory {</text:span></text:p>
      <text:p text:style-name="P5"/>
      <text:p text:style-name="P6"><text:tab/>Collection&lt;String&gt; getSupportedFormats();</text:p>
      <text:p text:style-name="P5"/>
      <text:p text:style-name="P6"><text:tab/>ITransformerDescriptor getDescriptor(String format);</text:p>
      <text:p text:style-name="P6"><text:tab/></text:p>
      <text:p text:style-name="P6">}</text:p>
      <text:p text:style-name="Standard"/>
      <text:h text:style-name="Heading_20_3" text:outline-level="3">ITransformerDescriptor</text:h>
      <text:p text:style-name="P5"><text:span text:style-name="T2">package</text:span><text:span text:style-name="T1"> org.miliconvert.txt2xml.transform;</text:span></text:p>
      <text:p text:style-name="P5"/>
      <text:p text:style-name="P5"/>
      <text:p text:style-name="P5"><text:span text:style-name="T2">public</text:span><text:span text:style-name="T1"> </text:span><text:span text:style-name="T2">interface</text:span><text:span text:style-name="T1"> ITransformerDescriptor {</text:span></text:p>
      <text:p text:style-name="P5"/>
      <text:p text:style-name="P6"><text:tab/>ITransformer createInstance();</text:p>
      <text:p text:style-name="P6"><text:tab/></text:p>
      <text:p text:style-name="P6">}</text:p>
      <text:p text:style-name="Standard"/>
      <text:h text:style-name="Heading_20_3" text:outline-level="3">ITransformer</text:h>
      <text:p text:style-name="P12"><text:span text:style-name="T2">package</text:span><text:span text:style-name="T1"> org.miliconvert.txt2xml.transform;</text:span></text:p>
      <text:p text:style-name="P12"/>
      <text:p text:style-name="P12"><text:span text:style-name="T2">import</text:span><text:span text:style-name="T1"> java.io.InputStream;</text:span></text:p>
      <text:p text:style-name="P12"/>
      <text:p text:style-name="P12"><text:span text:style-name="T2">import</text:span><text:span text:style-name="T1"> org.w3c.dom.Document;</text:span></text:p>
      <text:p text:style-name="P12"/>
      <text:p text:style-name="P45">/**</text:p>
      <text:p text:style-name="P12"><text:span text:style-name="T1"><text:s/></text:span><text:span text:style-name="T3">*</text:span><text:span text:style-name="T1"> </text:span><text:span text:style-name="T3">Transforms</text:span><text:span text:style-name="T1"> </text:span><text:span text:style-name="T3">the</text:span><text:span text:style-name="T1"> </text:span><text:span text:style-name="T3">given</text:span><text:span text:style-name="T1"> </text:span><text:span text:style-name="T3">text</text:span><text:span text:style-name="T1"> </text:span><text:span text:style-name="T3">input</text:span><text:span text:style-name="T1"> </text:span><text:span text:style-name="T3">to</text:span><text:span text:style-name="T1"> </text:span><text:span text:style-name="T3">an</text:span><text:span text:style-name="T1"> </text:span><text:span text:style-name="T3">XML</text:span><text:span text:style-name="T1"> </text:span><text:span text:style-name="T3">document</text:span></text:p>
      <text:p text:style-name="P12"><text:span text:style-name="T1"><text:s/></text:span><text:span text:style-name="T3">*</text:span><text:span text:style-name="T1"> </text:span></text:p>
      <text:p text:style-name="P12"><text:span text:style-name="T1"><text:s/></text:span><text:span text:style-name="T3">*</text:span><text:span text:style-name="T1"> </text:span><text:span text:style-name="T4">@author</text:span><text:span text:style-name="T1"> </text:span><text:span text:style-name="T3">Thomas</text:span><text:span text:style-name="T1"> </text:span><text:span text:style-name="T3">Cataldo</text:span></text:p>
      <text:p text:style-name="P12"><text:span text:style-name="T1"><text:s/></text:span><text:span text:style-name="T3">*</text:span><text:span text:style-name="T1"> </text:span></text:p>
      <text:p text:style-name="P12"><text:span text:style-name="T1"><text:s/></text:span><text:span text:style-name="T3">*/</text:span></text:p>
      <text:p text:style-name="P12"><text:span text:style-name="T2">public</text:span><text:span text:style-name="T1"> </text:span><text:span text:style-name="T2">interface</text:span><text:span text:style-name="T1"> ITransformer {</text:span></text:p>
      <text:p text:style-name="P12"/>
      <text:p text:style-name="P12"><text:span text:style-name="T1"><text:tab/></text:span><text:span text:style-name="T2">public</text:span><text:span text:style-name="T1"> </text:span><text:span text:style-name="T2">enum</text:span><text:span text:style-name="T1"> TransformerType {</text:span></text:p>
      <text:p text:style-name="P12"><text:span text:style-name="T1"><text:tab/> <text:s text:c="5"/></text:span><text:span text:style-name="T5">TXT2XML</text:span><text:span text:style-name="T1">, </text:span><text:span text:style-name="T5">XML2TXT</text:span></text:p>
      <text:p text:style-name="P46"><text:tab/>}</text:p>
      <text:p text:style-name="P46"><text:tab/></text:p>
      <text:p text:style-name="P46"><text:tab/>TransformerType getType();</text:p>
      <text:p text:style-name="P46"><text:tab/></text:p>
      <text:p text:style-name="P12"><text:span text:style-name="T1"><text:tab/></text:span><text:span text:style-name="T3">/**</text:span></text:p>
      <text:p text:style-name="P12"><text:span text:style-name="T1"><text:tab/> </text:span><text:span text:style-name="T3">*</text:span><text:span text:style-name="T1"> </text:span><text:span text:style-name="T3">Turns</text:span><text:span text:style-name="T1"> </text:span><text:span text:style-name="T3">the</text:span><text:span text:style-name="T1"> </text:span><text:span text:style-name="T3">given</text:span><text:span text:style-name="T1"> </text:span><text:span text:style-name="T3">structured</text:span><text:span text:style-name="T1"> </text:span><text:span text:style-name="T3">text</text:span><text:span text:style-name="T1"> </text:span><text:span text:style-name="T3">to</text:span><text:span text:style-name="T1"> </text:span><text:span text:style-name="T3">an</text:span><text:span text:style-name="T1"> </text:span><text:span text:style-name="T3">XML</text:span><text:span text:style-name="T1"> </text:span><text:span text:style-name="T3">document</text:span></text:p>
      <text:p text:style-name="P12"><text:span text:style-name="T1"><text:tab/> </text:span><text:span text:style-name="T3">*</text:span><text:span text:style-name="T1"> </text:span></text:p>
      <text:p text:style-name="P12"><text:span text:style-name="T1"><text:tab/> </text:span><text:span text:style-name="T3">*</text:span><text:span text:style-name="T1"> </text:span><text:span text:style-name="T4">@param</text:span><text:span text:style-name="T1"> </text:span><text:span text:style-name="T3">txtInput</text:span></text:p>
      <text:p text:style-name="P12"><text:span text:style-name="T1"><text:tab/> </text:span><text:span text:style-name="T3">*</text:span><text:span text:style-name="T1"> </text:span><text:span text:style-name="T4">@return</text:span></text:p>
      <text:p text:style-name="P12"><text:span text:style-name="T1"><text:tab/> </text:span><text:span text:style-name="T3">*</text:span><text:span text:style-name="T1"> </text:span><text:span text:style-name="T4">@throws</text:span><text:span text:style-name="T1"> </text:span><text:span text:style-name="T3">Txt2XmlException</text:span></text:p>
      <text:p text:style-name="P12"><text:span text:style-name="T1"><text:tab/> </text:span><text:span text:style-name="T3">*/</text:span></text:p>
      <text:p text:style-name="P12"><text:span text:style-name="T1"><text:tab/>Document transform(InputStream txtInput) </text:span><text:span text:style-name="T2">throws</text:span><text:span text:style-name="T1"> Txt2XmlException;</text:span></text:p>
      <text:p text:style-name="P12"/>
      <text:p text:style-name="P12"><text:span text:style-name="T1"><text:tab/></text:span><text:span text:style-name="T3">/**</text:span></text:p>
      <text:p text:style-name="P12"><text:span text:style-name="T1"><text:tab/> </text:span><text:span text:style-name="T3">*</text:span><text:span text:style-name="T1"> </text:span><text:span text:style-name="T3">Turns</text:span><text:span text:style-name="T1"> </text:span><text:span text:style-name="T3">the</text:span><text:span text:style-name="T1"> </text:span><text:span text:style-name="T3">given</text:span><text:span text:style-name="T1"> </text:span><text:span text:style-name="T3">XML</text:span><text:span text:style-name="T1"> </text:span><text:span text:style-name="T3">document</text:span><text:span text:style-name="T1"> </text:span><text:span text:style-name="T3">to</text:span><text:span text:style-name="T1"> </text:span><text:span text:style-name="T3">structure</text:span><text:span text:style-name="T1"> </text:span><text:span text:style-name="T3">text</text:span></text:p>
      <text:p text:style-name="P12"><text:span text:style-name="T1"><text:tab/> </text:span><text:span text:style-name="T3">*</text:span><text:span text:style-name="T1"> </text:span></text:p>
      <text:p text:style-name="P12"><text:span text:style-name="T1"><text:tab/> </text:span><text:span text:style-name="T3">*</text:span><text:span text:style-name="T1"> </text:span><text:span text:style-name="T4">@param</text:span><text:span text:style-name="T1"> </text:span><text:span text:style-name="T3">xmlInput</text:span></text:p>
      <text:p text:style-name="P12"><text:span text:style-name="T1"><text:tab/> </text:span><text:span text:style-name="T3">*</text:span><text:span text:style-name="T1"> </text:span><text:span text:style-name="T4">@return</text:span></text:p>
      <text:p text:style-name="P12"><text:span text:style-name="T1"><text:tab/> </text:span><text:span text:style-name="T3">*</text:span><text:span text:style-name="T1"> </text:span><text:span text:style-name="T4">@throws</text:span><text:span text:style-name="T1"> </text:span><text:span text:style-name="T3">Txt2XmlException</text:span></text:p>
      <text:p text:style-name="P12"><text:span text:style-name="T1"><text:tab/> </text:span><text:span text:style-name="T3">*/</text:span></text:p>
      <text:p text:style-name="P12"><text:span text:style-name="T1"><text:tab/>InputStream transform(Document xmlInput) </text:span><text:span text:style-name="T2">throws</text:span><text:span text:style-name="T1"> Txt2XmlException;</text:span></text:p>
      <text:p text:style-name="P12"/>
      <text:p text:style-name="P46">}</text:p>
      <text:p text:style-name="Text_20_body"/>
      <text:h text:style-name="Heading_20_2" text:outline-level="2">Prise en charge de nouveau formats</text:h>
      <text:p text:style-name="Text_20_body">L'utilisateur ajoute des nouveaux types de transformations à txt2xml par le mécanisme d'extension point d'eclipse.</text:p>
      <text:p text:style-name="Text_20_body"/>
      <text:p text:style-name="Text_20_body">L'utilisateur crée un nouveau plug-in eclipse qui étend l'extension point « transformerfactory ». Dans son plug-in l'utilisateur programme une implémentation de ItransformerFactory (voir <text:a xlink:type="simple" xlink:href="#3.2.1.ITransformerFactory|outline">3.2.1ITransformerFactory</text:a>).</text:p>
      <text:p text:style-name="Text_20_body"/>
      <text:p text:style-name="Text_20_body">Le mécanisme de plug-in de eclipse rend les nouvelles transformations disponibles dès le déploiement du plug-in de l'utilisat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ff" text:number-lines="false" text:line-number="0">
        <style:background-image/>
      </style:paragraph-properties>
      <style:text-properties fo:font-style="oblique"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_20_Block" style:display-name="Code Block" style:family="paragraph" style:parent-style-name="Text_20_body">
      <style:paragraph-properties fo:background-color="#ffcc99" fo:padding="0.0201in" fo:border="0.0008in solid #000000" style:shadow="none">
        <style:background-image/>
      </style:paragraph-properties>
      <style:text-properties style:font-name="Bitstream Vera Sans Mono"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suffix="." style:num-format="1">
        <style:list-level-properties text:space-before="1.25in" text:min-label-width="0.25in"/>
      </text:outline-level-style>
      <text:outline-level-style text:level="6" style:num-suffix="." style:num-format="1">
        <style:list-level-properties text:space-before="1.5in" text:min-label-width="0.25in"/>
      </text:outline-level-style>
      <text:outline-level-style text:level="7" style:num-suffix="." style:num-format="1">
        <style:list-level-properties text:space-before="1.75in" text:min-label-width="0.25in"/>
      </text:outline-level-style>
      <text:outline-level-style text:level="8" style:num-suffix="." style:num-format="1">
        <style:list-level-properties text:space-before="2in" text:min-label-width="0.25in"/>
      </text:outline-level-style>
      <text:outline-level-style text:level="9" style:num-suffix="." style:num-format="1">
        <style:list-level-properties text:space-before="2.25in" text:min-label-width="0.25in"/>
      </text:outline-level-style>
      <text:outline-level-style text:level="10" style:num-suffix="." style:num-format="1">
        <style:list-level-properties text:space-before="2.5in" text:min-label-width="0.2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4583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9535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Image1" text:anchor-type="paragraph" svg:x="0.0953in" svg:y="0.0063in" svg:width="1.4736in" svg:height="0.7043in" draw:z-index="9"><draw:image xlink:href="Pictures/10000000000000EF00000076E5F0BD1A.png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P1">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Spécifications xsmt</dc:title>
    <meta:initial-creator>Thomas Cataldo</meta:initial-creator>
    <meta:creation-date>2007-02-15T14:20:34</meta:creation-date>
    <dc:creator>Thomas Cataldo</dc:creator>
    <dc:date>2007-04-23T17:12:43</dc:date>
    <meta:printed-by>Thomas Cataldo</meta:printed-by>
    <meta:print-date>2007-02-19T14:11:16</meta:print-date>
    <dc:language>fr-FR</dc:language>
    <meta:editing-cycles>256</meta:editing-cycles>
    <meta:editing-duration>P14DT19H58M27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0" meta:paragraph-count="177" meta:word-count="959" meta:character-count="6993"/>
  </office:meta>
</office:document-meta>
</file>